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 style:writing-mode="lr-tb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 style:writing-mode="lr-tb"/>
      <style:paragraph-properties style:writing-mode="lr-tb"/>
    </style:style>
    <style:style style:name="gr4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 style:writing-mode="lr-tb"/>
      <style:paragraph-properties style:writing-mode="lr-tb"/>
    </style:style>
    <style:style style:name="gr5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 style:writing-mode="lr-tb"/>
      <style:paragraph-properties style:writing-mode="lr-tb"/>
    </style:style>
    <style:style style:name="gr6" style:family="graphic" style:parent-style-name="standard">
      <style:graphic-properties draw:stroke="none" draw:stroke-dash="Dash_20_Dot_20_3" svg:stroke-width="0cm" draw:stroke-linejoin="none" svg:stroke-linecap="butt" draw:fill="solid" draw:fill-color="#000000" draw:textarea-horizontal-align="center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omyślny-notes">
      <style:graphic-properties draw:fill-color="#ffffff" draw:auto-grow-height="true" fo:min-height="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margin-top="0cm" fo:margin-bottom="0.4cm" fo:text-align="center"/>
      <style:text-properties style:font-name="Latin Modern Roman" fo:font-size="12pt"/>
    </style:style>
    <style:style style:name="P4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5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style:font-name="Latin Modern Roman" fo:font-size="12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style:font-name="Latin Modern Roman" fo:font-size="8pt" style:font-size-asian="8pt" style:font-size-complex="8pt"/>
    </style:style>
    <style:style style:name="T2" style:family="text">
      <style:text-properties style:font-name="Latin Modern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2" draw:layer="layout" svg:width="2cm" svg:height="2cm" svg:x="1.6cm" svg:y="0.097cm">
          <text:p text:style-name="P1"><text:span text:style-name="T1">Przetwornik</text:span></text:p>
          <text:p text:style-name="P1"><text:span text:style-name="T2">A/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0.099cm" svg:y1="1.099cm" svg:x2="1.599cm" svg:y2="1.099cm">
          <text:p/>
        </draw:line>
        <draw:custom-shape draw:style-name="gr3" draw:text-style-name="P5" draw:layer="layout" svg:width="2cm" svg:height="2cm" svg:x="12.1cm" svg:y="0.097cm">
          <text:p text:style-name="P4"><text:span text:style-name="T1">Algorytm</text:span></text:p>
          <text:p text:style-name="P4"><text:span text:style-name="T2">DW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6" draw:layer="layout" svg:x1="14.1cm" svg:y1="1.1cm" svg:x2="15.9cm" svg:y2="1.099cm">
          <text:p/>
        </draw:line>
        <draw:custom-shape draw:style-name="gr4" draw:text-style-name="P2" draw:layer="layout" svg:width="2cm" svg:height="2cm" svg:x="5.1cm" svg:y="0.098cm">
          <text:p text:style-name="P1"><text:span text:style-name="T1">Wzmacniacz</text:span></text:p>
          <text:p text:style-name="P1"><text:span text:style-name="T2">A/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cm" svg:height="2cm" svg:x="8.6cm" svg:y="0.099cm">
          <text:p text:style-name="P1"><text:span text:style-name="T1">Przetwornik</text:span></text:p>
          <text:p text:style-name="P1"><text:span text:style-name="T2">A/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3.6cm" svg:y1="1.1cm" svg:x2="5.1cm" svg:y2="1.1cm">
          <text:p/>
        </draw:line>
        <draw:line draw:style-name="gr2" draw:text-style-name="P3" draw:layer="layout" svg:x1="7.1cm" svg:y1="1.099cm" svg:x2="8.6cm" svg:y2="1.099cm">
          <text:p/>
        </draw:line>
        <draw:line draw:style-name="gr2" draw:text-style-name="P3" draw:layer="layout" svg:x1="10.6cm" svg:y1="1.099cm" svg:x2="12.1cm" svg:y2="1.099cm">
          <text:p/>
        </draw:line>
        <draw:g>
          <svg:title>TexMaths</svg:title>
          <svg:desc>12§display§s(t)§svg§600§TRUE§</svg:desc>
          <draw:path draw:style-name="gr6" draw:text-style-name="P7" draw:layer="layout" svg:width="0.155cm" svg:height="0.189cm" svg:x="0.2cm" svg:y="0.685cm" svg:viewBox="0 0 156 190" svg:d="M156 36c0-19-19-36-51-36-56 0-70 42-70 61 0 32 30 38 43 42 21 4 43 8 43 31 0 11-10 47-60 47-6 0-38 0-48-23 16 2 27-10 27-21 0-10-8-16-16-16-11 0-24 10-24 29 0 24 24 40 61 40 67 0 84-51 84-70 0-15-8-25-13-30-11-12-23-15-42-18-15-4-33-6-33-25 0-12 11-39 48-39 11 0 32 4 38 20-11 1-20 10-20 19 0 6 3 12 12 12s21-8 21-23z">
            <text:p/>
          </draw:path>
          <draw:path draw:style-name="gr6" draw:text-style-name="P7" draw:layer="layout" svg:width="0.096cm" svg:height="0.418cm" svg:x="0.418cm" svg:y="0.556cm" svg:viewBox="0 0 97 419" svg:d="M97 414c0-1-1-2-1-3-44-33-73-116-73-183 0-12 0-24 0-36 0-67 29-151 73-184 0-1 1-2 1-3 0-3-2-5-4-5-1 0-1 1-2 1-47 35-91 119-91 191 0 12 0 24 0 36 0 71 44 155 91 190 1 0 1 1 2 1 2 0 4-2 4-5z">
            <text:p/>
          </draw:path>
          <draw:path draw:style-name="gr6" draw:text-style-name="P7" draw:layer="layout" svg:width="0.128cm" svg:height="0.267cm" svg:x="0.549cm" svg:y="0.607cm" svg:viewBox="0 0 129 268" svg:d="M129 86c0-5-4-5-12-5-12 0-24 0-37 0 16-58 18-67 18-69 0-7-6-12-13-12-1 0-12 0-17 16-5 22-10 43-15 65-13 0-27 0-40 0-8 0-13 0-13 9 0 5 4 5 12 5 12 0 25 0 37 0-30 119-32 127-32 134 0 22 17 39 39 39 42 0 66-62 66-64 0-5-3-5-5-5-3 0-3 1-6 6-18 43-40 54-55 54-8 0-13-6-13-20 0-10 1-13 3-20 10-41 20-83 31-124 13 0 26 0 39 0 9 0 13 0 13-9z">
            <text:p/>
          </draw:path>
          <draw:path draw:style-name="gr6" draw:text-style-name="P7" draw:layer="layout" svg:width="0.096cm" svg:height="0.418cm" svg:x="0.715cm" svg:y="0.556cm" svg:viewBox="0 0 97 419" svg:d="M97 228c0-12 0-24 0-36 0-72-44-156-91-191-1 0-1-1-2-1-2 0-4 2-4 5 0 1 0 2 1 3 45 33 73 117 73 184 0 12 0 24 0 36 0 67-28 150-73 183-1 1-1 2-1 3 0 3 2 5 4 5 1 0 1-1 2-1 47-35 91-119 91-190z">
            <text:p/>
          </draw:path>
        </draw:g>
        <draw:g>
          <svg:title>TexMaths</svg:title>
          <svg:desc>12§display§y_{a}(t)§svg§600§TRUE§</svg:desc>
          <draw:path draw:style-name="gr6" draw:text-style-name="P7" draw:layer="layout" svg:width="0.193cm" svg:height="0.271cm" svg:x="3.704cm" svg:y="0.684cm" svg:viewBox="0 0 194 272" svg:d="M194 16c0-8-6-12-12-12-3 0-11 3-14 9-1 3-5 15-6 23-3 11-6 22-9 33-6 26-12 51-19 76-1 6-19 36-48 36-21 0-25-20-25-35 0-19 7-46 22-81 6-18 8-23 8-32 0-17-14-33-35-33-40 0-56 60-56 65 0 3 4 2 6 3 4 0 4-1 6-7 12-39 29-53 43-53 4 0 10 0 10 15 0 9-4 20-6 28-18 45-25 69-25 89 0 37 26 50 51 50 17 0 31-7 42-19-5 22-10 42-26 65-12 14-28 26-47 26-6 0-25-1-32-18 7 0 12 0 18-5 4-3 8-9 8-16 0-14-11-16-16-16-9 0-22 7-22 27 0 22 18 38 44 38 43 0 86-39 98-87 14-53 27-106 41-160 1-6 1-7 1-9z">
            <text:p/>
          </draw:path>
          <draw:path draw:style-name="gr6" draw:text-style-name="P7" draw:layer="layout" svg:width="0.15cm" svg:height="0.132cm" svg:x="3.916cm" svg:y="0.843cm" svg:viewBox="0 0 151 133" svg:d="M151 87c0-3-3-2-5-3-5 0-5 1-7 9-4 13-8 31-22 31-7 0-9-6-9-14 0-5 2-15 5-24 2-9 4-17 6-26 3-11 3-12 6-22 2-8 6-21 6-22 0-8-6-10-11-10s-12 4-13 12c-6-11-17-18-30-18-39 0-77 42-77 84 0 28 19 49 44 49 17 0 30-10 42-21 6 17 23 21 31 21 10 0 18-7 23-16 6-12 11-28 11-30zM103 33c0 2-1 4-1 5-5 19-10 37-14 55-2 9-9 13-15 19-2 3-14 12-27 12-11 0-22-7-22-28 0-16 8-48 16-60 13-23 28-28 37-28 20 0 26 23 26 25z">
            <text:p/>
          </draw:path>
          <draw:path draw:style-name="gr6" draw:text-style-name="P7" draw:layer="layout" svg:width="0.096cm" svg:height="0.418cm" svg:x="4.148cm" svg:y="0.555cm" svg:viewBox="0 0 97 419" svg:d="M97 414c0-1-1-2-2-4-43-32-72-116-72-183 0-12 0-24 0-36 0-67 29-150 72-183 1-1 2-2 2-3 0-3-2-5-5-5 0 0-1 1-2 1-46 35-90 119-90 190 0 12 0 24 0 36 0 72 44 156 90 190 1 0 2 1 2 2 3 0 5-3 5-5z">
            <text:p/>
          </draw:path>
          <draw:path draw:style-name="gr6" draw:text-style-name="P7" draw:layer="layout" svg:width="0.128cm" svg:height="0.267cm" svg:x="4.278cm" svg:y="0.606cm" svg:viewBox="0 0 129 268" svg:d="M129 86c0-5-4-5-12-5-12 0-24 0-37 0 16-58 17-67 17-70 0-6-5-11-12-11-1 0-13 0-17 16-5 21-10 43-15 65-13 0-27 0-40 0-9 0-13 0-13 9 0 5 4 5 12 5 12 0 25 0 37 0-31 119-32 126-32 133 0 23 15 40 38 40 43 0 67-62 67-66 0-3-3-3-5-3-3 0-4 1-5 6-18 43-41 53-56 53-8 0-13-6-13-19 0-11 1-13 3-20 10-42 20-83 31-124 13 0 26 0 39 0 9 0 13 0 13-9z">
            <text:p/>
          </draw:path>
          <draw:path draw:style-name="gr6" draw:text-style-name="P7" draw:layer="layout" svg:width="0.096cm" svg:height="0.418cm" svg:x="4.445cm" svg:y="0.555cm" svg:viewBox="0 0 97 419" svg:d="M97 227c0-12 0-24 0-36 0-71-44-155-91-190-1 0-1-1-2-1-3 0-4 2-4 5 0 1 0 2 1 3 45 33 73 116 73 183 0 12 0 24 0 36 0 67-28 151-73 183-1 2-1 3-1 4 0 2 1 5 4 5 1 0 1-1 2-2 47-34 91-118 91-190z">
            <text:p/>
          </draw:path>
        </draw:g>
        <draw:g>
          <svg:title>TexMaths</svg:title>
          <svg:desc>12§display§y_{b}(t)§svg§600§TRUE§</svg:desc>
          <draw:path draw:style-name="gr6" draw:text-style-name="P7" draw:layer="layout" svg:width="0.193cm" svg:height="0.271cm" svg:x="7.201cm" svg:y="0.684cm" svg:viewBox="0 0 194 272" svg:d="M194 16c0-8-6-12-12-12-3 0-11 3-14 9-1 3-5 15-6 23-3 11-6 22-9 33-6 26-12 51-19 76-1 6-19 36-48 36-21 0-25-20-25-35 0-19 7-46 22-81 6-18 8-23 8-32 0-17-14-33-35-33-40 0-56 60-56 65 0 3 4 2 6 3 4 0 4-1 6-7 12-39 29-53 43-53 4 0 10 0 10 15 0 9-4 20-6 28-18 45-25 69-25 89 0 37 26 50 51 50 17 0 31-7 42-19-5 22-10 42-26 65-12 14-28 26-47 26-6 0-25-1-32-18 7 0 12 0 18-5 4-3 8-9 8-16 0-14-11-16-16-16-9 0-22 7-22 27 0 22 18 38 44 38 43 0 86-39 98-87 14-53 27-106 41-160 1-6 1-7 1-9z">
            <text:p/>
          </draw:path>
          <draw:path draw:style-name="gr6" draw:text-style-name="P7" draw:layer="layout" svg:width="0.119cm" svg:height="0.206cm" svg:x="7.414cm" svg:y="0.769cm" svg:viewBox="0 0 120 207" svg:d="M120 123c0-34-24-49-44-49-16 0-28 9-38 17 7-28 14-55 21-83 0-1 1-3 1-4 0-2-1-4-5-4-6 0-30 2-37 2-2 2-7 2-7 8 0 3 5 3 8 3 15 0 15 3 15 5s-4 14-5 20c-3 9-5 19-7 28-7 26-13 52-20 78-2 7-2 10-2 14 0 30 19 49 44 49 36 0 76-41 76-84zM96 111c0 12-6 42-14 59-8 14-23 29-38 29-14 0-22-14-22-30 0-11 2-22 10-54 3-6 3-6 8-13 12-13 25-19 34-19 12 0 22 8 22 28z">
            <text:p/>
          </draw:path>
          <draw:path draw:style-name="gr6" draw:text-style-name="P7" draw:layer="layout" svg:width="0.096cm" svg:height="0.418cm" svg:x="7.61cm" svg:y="0.555cm" svg:viewBox="0 0 97 419" svg:d="M97 414c0-1-1-2-2-4-43-32-72-116-72-183 0-12 0-24 0-36 0-67 29-150 72-183 1-1 2-2 2-3 0-3-2-5-5-5-1 0-1 1-2 1-46 35-90 119-90 190 0 12 0 24 0 36 0 72 44 156 90 190 1 0 1 1 2 2 3 0 5-3 5-5z">
            <text:p/>
          </draw:path>
          <draw:path draw:style-name="gr6" draw:text-style-name="P7" draw:layer="layout" svg:width="0.128cm" svg:height="0.267cm" svg:x="7.74cm" svg:y="0.606cm" svg:viewBox="0 0 129 268" svg:d="M129 86c0-5-4-5-12-5-12 0-24 0-37 0 16-58 17-67 17-70 0-6-5-11-12-11-1 0-13 0-17 16-5 21-10 43-15 65-13 0-27 0-40 0-9 0-13 0-13 9 0 5 4 5 12 5 12 0 25 0 37 0-31 119-32 126-32 133 0 23 15 40 38 40 43 0 67-62 67-66 0-3-3-3-5-3-3 0-4 1-6 6-18 43-40 53-55 53-8 0-13-6-13-19 0-11 1-13 3-20 10-42 20-83 31-124 13 0 26 0 39 0 9 0 13 0 13-9z">
            <text:p/>
          </draw:path>
          <draw:path draw:style-name="gr6" draw:text-style-name="P7" draw:layer="layout" svg:width="0.096cm" svg:height="0.418cm" svg:x="7.907cm" svg:y="0.555cm" svg:viewBox="0 0 97 419" svg:d="M97 227c0-12 0-24 0-36 0-71-44-155-91-190-1 0-1-1-2-1-3 0-4 2-4 5 0 1 0 2 1 3 45 33 73 116 73 183 0 12 0 24 0 36 0 67-28 151-73 183-1 2-1 3-1 4 0 2 1 5 4 5 1 0 1-1 2-2 47-34 91-118 91-190z">
            <text:p/>
          </draw:path>
        </draw:g>
        <draw:g>
          <svg:title>TexMaths</svg:title>
          <svg:desc>12§display§x_{c}(i)§svg§600§TRUE§</svg:desc>
          <draw:path draw:style-name="gr6" draw:text-style-name="P7" draw:layer="layout" svg:width="0.209cm" svg:height="0.189cm" svg:x="10.701cm" svg:y="0.684cm" svg:viewBox="0 0 210 190" svg:d="M210 28c0-23-25-28-39-28-25 0-39 22-44 31-11-27-34-31-45-31-45 0-69 54-69 65 0 3 3 2 5 3 4 0 5-1 6-5 14-44 42-55 56-55 9 0 23 4 23 29 0 13-7 41-23 99-7 27-21 45-39 45-3 0-12 0-22-6 11-3 21-11 21-23 0-11-10-14-16-14-13 0-24 10-24 23 0 21 22 29 40 29 28 0 43-30 44-32 5 15 20 32 45 32 44 0 68-55 68-66 0-3-4-3-5-3-4 0-5 1-5 5-14 44-43 55-56 55-17 0-23-14-23-28 0-9 2-19 6-37 5-19 9-38 14-57 4-11 13-51 42-51 3 0 12 0 22 6-12 3-21 12-21 23 0 6 5 14 16 14 10 0 23-7 23-23z">
            <text:p/>
          </draw:path>
          <draw:path draw:style-name="gr6" draw:text-style-name="P7" draw:layer="layout" svg:width="0.127cm" svg:height="0.132cm" svg:x="10.948cm" svg:y="0.843cm" svg:viewBox="0 0 128 133" svg:d="M128 99c0-1-3-4-6-4-1 0-2 0-5 2-22 27-56 27-62 27-21 0-30-14-30-32 0-8 4-41 19-61 11-14 27-23 41-23 5 0 18 0 26 9-10 2-15 11-15 16 0 9 6 11 12 11s17-5 17-19c0-19-24-25-40-25-44 0-85 41-85 81 0 25 18 52 55 52 49 0 73-30 73-34z">
            <text:p/>
          </draw:path>
          <draw:path draw:style-name="gr6" draw:text-style-name="P7" draw:layer="layout" svg:width="0.096cm" svg:height="0.418cm" svg:x="11.147cm" svg:y="0.555cm" svg:viewBox="0 0 97 419" svg:d="M97 414c0-1-1-2-2-4-43-32-72-116-72-183 0-12 0-24 0-36 0-67 29-150 72-183 1-1 2-2 2-3 0-3-2-5-5-5-1 0-1 1-2 1-47 35-90 119-90 190 0 12 0 24 0 36 0 72 43 156 90 190 1 0 1 2 2 2 3 0 5-3 5-5z">
            <text:p/>
          </draw:path>
          <draw:path draw:style-name="gr6" draw:text-style-name="P7" draw:layer="layout" svg:width="0.109cm" svg:height="0.281cm" svg:x="11.28cm" svg:y="0.592cm" svg:viewBox="0 0 110 282" svg:d="M107 14c0-8-6-14-16-14-11 0-23 11-23 22 0 8 6 15 17 15 10 0 22-9 22-23zM110 217c0-4-3-4-5-4-3 0-3 1-6 7-7 26-21 53-43 53-7 0-9-5-9-15s2-15 12-41c5-15 11-30 17-45 4-12 4-13 8-24 4-8 6-14 6-22 0-18-13-34-35-34-39 0-55 60-55 65 0 3 3 2 5 3 5 0 5-1 7-7 11-39 28-53 42-53 4 0 11 0 11 15 0 8-4 17-5 21-4 11-23 60-29 78-5 11-9 24-9 34 0 19 14 34 33 34 40 0 55-61 55-65z">
            <text:p/>
          </draw:path>
          <draw:path draw:style-name="gr6" draw:text-style-name="P7" draw:layer="layout" svg:width="0.096cm" svg:height="0.418cm" svg:x="11.437cm" svg:y="0.555cm" svg:viewBox="0 0 97 419" svg:d="M97 227c0-12 0-24 0-36 0-71-44-155-91-190-1 0-1-1-2-1-3 0-4 2-4 5 0 1 0 2 1 3 45 33 73 116 73 183 0 12 0 24 0 36 0 67-28 151-73 183-1 2-1 3-1 4 0 2 1 5 4 5 1 0 1-1 2-2 47-34 91-118 91-190z">
            <text:p/>
          </draw:path>
        </draw:g>
        <draw:g>
          <svg:title>TexMaths</svg:title>
          <svg:desc>12§display§X(k)§svg§600§TRUE§</svg:desc>
          <draw:path draw:style-name="gr6" draw:text-style-name="P7" draw:layer="layout" svg:width="0.345cm" svg:height="0.286cm" svg:x="14.205cm" svg:y="0.582cm" svg:viewBox="0 0 346 287" svg:d="M346 5c-2-2 0-5-6-5-12 0-26 1-39 1-16 0-31-1-47-1-2 0-7 0-7 8 0 4 2 5 5 5s17 1 17 13c0 6-5 11-9 15-22 24-45 48-67 73-12-28-24-55-36-83-1-2-2-4-2-6s7-11 25-12c3 0 8-1 8-8 0-5-5-5-6-5-18 0-36 1-54 1-9 0-36-1-46-1-3 0-8 0-8 8 0 5 4 5 10 5 25 0 27 4 31 13 17 39 34 79 50 118-29 32-59 64-88 95-4 2-4 3-6 5-21 22-41 29-63 30-4 0-8 0-8 9 2 1 0 4 5 4 13 0 26-1 39-1 16 0 33 1 48 1 3 0 7 0 7-8 0-5-3-3-4-5-4 0-17-1-17-13 0-7 6-13 11-19 14-15 28-30 43-46 13-13 25-27 38-40 14 33 28 67 42 100 1 2 2 4 3 6 0 3-9 10-26 12-3 0-8 1-8 9 0 4 5 4 7 4 18 0 35 0 53-1 11 0 36 1 47 1 2 0 8 0 8-8 0-5-5-5-8-5-28 0-29-2-36-19-18-43-36-86-54-129 29-30 72-79 86-91 12-11 28-21 53-22 6 0 9 0 9-8z">
            <text:p/>
          </draw:path>
          <draw:path draw:style-name="gr6" draw:text-style-name="P7" draw:layer="layout" svg:width="0.096cm" svg:height="0.418cm" svg:x="14.605cm" svg:y="0.555cm" svg:viewBox="0 0 97 419" svg:d="M97 414c0-1 0-2-1-3-43-33-73-116-73-183 0-12 0-24 0-36 0-67 30-151 73-184 1-1 1-2 1-3 0-3-1-5-4-5-1 0-1 1-2 1-47 35-91 119-91 191 0 12 0 24 0 36 0 71 44 155 91 190 1 0 1 1 2 1 3 0 4-2 4-5z">
            <text:p/>
          </draw:path>
          <draw:path draw:style-name="gr6" draw:text-style-name="P7" draw:layer="layout" svg:width="0.19cm" svg:height="0.296cm" svg:x="14.75cm" svg:y="0.578cm" svg:viewBox="0 0 191 297" svg:d="M191 133c0-13-10-26-29-26-12 0-31 2-61 35-15 17-31 34-47 40 14-59 29-118 43-177-2-2 0-5-5-5-9 0-40 4-51 5-4 0-9 0-9 8 0 5 4 5 11 5 19 0 21 2 21 7-1 3-1 6-2 9-20 80-40 161-61 241-1 6-1 8-1 10 0 10 8 12 12 12 6 0 12-5 14-10 3-3 21-81 24-92 14 1 48 9 48 36 0 4 0 5-1 10 0 4-1 9-1 14 0 25 17 42 38 42 13 0 24-7 34-23 11-18 10-28 15-42 0-4-4-4-6-4-3 0-4 1-6 7-8 31-18 52-36 52-8 0-13-4-13-20 0-7 1-17 3-23 2-7 2-9 2-13 0-27-26-39-62-44 13-7 26-22 36-31 20-23 39-41 60-41 2 0 3 0 3 1 6 0 6 0 10 3 0 1 0 1 1 2-20 1-24 18-24 23 0 6 5 14 17 14 11 0 23-10 23-25z">
            <text:p/>
          </draw:path>
          <draw:path draw:style-name="gr6" draw:text-style-name="P7" draw:layer="layout" svg:width="0.096cm" svg:height="0.418cm" svg:x="14.977cm" svg:y="0.555cm" svg:viewBox="0 0 97 419" svg:d="M97 228c0-12 0-24 0-36 0-72-44-156-91-191-1 0-1-1-2-1-3 0-4 2-4 5 0 1 0 2 1 3 45 33 73 117 73 184 0 12 0 24 0 36 0 67-28 150-73 183-1 1-1 2-1 3 0 3 1 5 4 5 1 0 1-1 2-1 47-35 91-119 91-190z">
            <text:p/>
          </draw:path>
        </draw:g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8" draw:layer="layout" svg:width="16.799cm" svg:height="7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3" draw:display-name="Dash Dot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2.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1.236cm" svg:x="1cm" svg:y="5.654cm"/>
      <draw:page-thumbnail draw:layer="backgroundobjects" svg:width="8.999cm" svg:height="1.236cm" svg:x="1cm" svg:y="14.23cm"/>
      <draw:page-thumbnail draw:layer="backgroundobjects" svg:width="8.999cm" svg:height="1.236cm" svg:x="1cm" svg:y="22.806cm"/>
      <draw:page-thumbnail draw:layer="backgroundobjects" svg:width="8.999cm" svg:height="1.236cm" svg:x="11cm" svg:y="5.654cm"/>
      <draw:page-thumbnail draw:layer="backgroundobjects" svg:width="8.999cm" svg:height="1.236cm" svg:x="11cm" svg:y="14.23cm"/>
      <draw:page-thumbnail draw:layer="backgroundobjects" svg:width="8.999cm" svg:height="1.236cm" svg:x="11cm" svg:y="22.806cm"/>
    </style:handout-master>
    <style:master-page style:name="Domyślny" style:page-layout-name="PM1" draw:style-name="Mdp1">
      <draw:frame presentation:style-name="Domyślny-title" draw:layer="backgroundobjects" svg:width="15.479cm" svg:height="0.614cm" svg:x="0.859cm" svg:y="0.151cm" presentation:class="title" presentation:placeholder="true">
        <draw:text-box/>
      </draw:frame>
      <draw:frame presentation:style-name="Domyślny-outline1" draw:layer="backgroundobjects" svg:width="15.479cm" svg:height="2.145cm" svg:x="0.859cm" svg:y="0.863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8-30T17:21:32.605970850</dc:date>
    <dc:creator>Łukasz Dróżdż</dc:creator>
    <meta:editing-duration>PT2H15M6S</meta:editing-duration>
    <meta:editing-cycles>29</meta:editing-cycles>
    <meta:generator>LibreOffice/7.5.5.2$Linux_X86_64 LibreOffice_project/50$Build-2</meta:generator>
    <meta:document-statistic meta:object-count="57"/>
  </office:meta>
</office:document-meta>
</file>